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9118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00cc" style:text-position=""/>
    </style:style>
    <style:style style:name="ce10" style:family="table-cell" style:parent-style-name="Default" style:data-style-name="N125">
      <style:table-cell-properties fo:border-bottom="none" fo:background-color="#ffcc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#ff99ff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ackground-color="#33ff99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#ff99ff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33ff99" fo:border-left="0.06pt solid #000000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33ff99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24" style:family="table-cell" style:parent-style-name="Default">
      <style:text-properties fo:color="#6600cc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33ff99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ackground-color="#33ff99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33" style:family="table-cell" style:parent-style-name="Default" style:data-style-name="N125">
      <style:table-cell-properties fo:border-bottom="none" fo:background-color="#ffcc00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ff99ff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33ff99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99ff" fo:border-left="none" fo:border-right="0.06pt solid #000000" fo:border-top="none"/>
    </style:style>
    <style:style style:name="ce40" style:family="table-cell" style:parent-style-name="Default">
      <style:table-cell-properties fo:background-color="#ff66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/>
    </style:style>
    <style:style style:name="ce42" style:family="table-cell" style:parent-style-name="Default">
      <style:table-cell-properties fo:background-color="#ff6600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none" fo:background-color="#33ff99" fo:border-left="0.06pt solid #000000" fo:border-right="0.06pt solid #000000" fo:border-top="0.06pt solid #000000"/>
    </style:style>
    <style:style style:name="ce45" style:family="table-cell" style:parent-style-name="Default">
      <style:table-cell-properties fo:background-color="#33ff99" fo:border="0.06pt solid #000000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order-bottom="0.06pt solid #000000" fo:background-color="#33ff99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OMPOSTEL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empos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ARSING</text:p>
          </table:table-cell>
          <table:table-cell table:style-name="ce1" table:number-columns-repeated="4"/>
          <table:table-cell office:value-type="string" calcext:value-type="string">
            <text:p>Tiempos en micros/oc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XTRACT/INTERSECT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ERGE_OCCS_TO_DOC-POS</text:p>
          </table:table-cell>
          <table:table-cell table:style-name="ce1" table:number-columns-repeated="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JO (A+C)-en código Fari <text:s text:c="3"/>+ <text:s text:c="5"/>(B) en código EF-POS&lt;SIGIR.14&gt;</text:p>
          </table:table-cell>
          <table:table-cell table:style-name="ce1" table:number-columns-repeated="4"/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6" table:number-columns-repeated="2"/>
          <table:table-cell table:style-name="ce6" office:value-type="string" calcext:value-type="string">
            <text:p>WA</text:p>
          </table:table-cell>
          <table:table-cell table:style-name="ce6" office:value-type="string" calcext:value-type="string">
            <text:p>WB</text:p>
          </table:table-cell>
          <table:table-cell table:style-name="ce6" office:value-type="string" calcext:value-type="string">
            <text:p>P2</text:p>
          </table:table-cell>
          <table:table-cell table:style-name="ce12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ccs</text:p>
          </table:table-cell>
          <table:table-cell office:value-type="float" office:value="99228" calcext:value-type="float">
            <text:p>99228</text:p>
          </table:table-cell>
          <table:table-cell office:value-type="float" office:value="5701883" calcext:value-type="float">
            <text:p>5701883</text:p>
          </table:table-cell>
          <table:table-cell office:value-type="float" office:value="31932037" calcext:value-type="float">
            <text:p>31932037</text:p>
          </table:table-cell>
          <table:table-cell table:style-name="ce13" office:value-type="float" office:value="9032540" calcext:value-type="float">
            <text:p>9032540</text:p>
          </table:table-cell>
          <table:table-cell office:value-type="string" calcext:value-type="string">
            <text:p>Tiempos en micros/occ tomados en compostela (parte fija)</text:p>
          </table:table-cell>
        </table:table-row>
        <table:table-row table:style-name="ro1">
          <table:table-cell office:value-type="string" calcext:value-type="string">
            <text:p>tiempos (A+C) fijos:</text:p>
          </table:table-cell>
          <table:table-cell table:number-columns-repeated="2"/>
          <table:table-cell table:style-name="ce10" office:value-type="float" office:value="0.028217842" calcext:value-type="float">
            <text:p>0.02821784</text:p>
          </table:table-cell>
          <table:table-cell table:style-name="ce10" office:value-type="float" office:value="0.006094478" calcext:value-type="float">
            <text:p>0.00609448</text:p>
          </table:table-cell>
          <table:table-cell table:style-name="ce10" office:value-type="float" office:value="0.003444816" calcext:value-type="float">
            <text:p>0.00344482</text:p>
          </table:table-cell>
          <table:table-cell table:style-name="ce10" office:value-type="float" office:value="0.004428433" calcext:value-type="float">
            <text:p>0.00442843</text:p>
          </table:table-cell>
          <table:table-cell office:value-type="string" calcext:value-type="string">
            <text:p>(<text:a xlink:href="sftp://fari@193.144.51.235/home/fari/research/CIKM2011/positionalIndex/experiments.cikm/2.1.aaa" xlink:type="simple">sftp://fari@193.144.51.235/home/fari/research/CIKM2011/positionalIndex/experiments.cikm/2.1.aaa</text:a>)</text:p>
          </table:table-cell>
        </table:table-row>
        <table:table-row table:style-name="ro1">
          <table:table-cell table:style-name="ce4"/>
          <table:table-cell table:style-name="ce7" table:number-columns-repeated="5"/>
          <table:table-cell table:style-name="ce14"/>
          <table:table-cell/>
        </table:table-row>
        <table:table-row table:style-name="ro2">
          <table:table-cell table:style-name="Default" office:value-type="string" calcext:value-type="string">
            <text:p>INDEX_SIGIR_2014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F.OPT</text:p>
          </table:table-cell>
          <table:table-cell table:style-name="ce8" office:value-type="string" calcext:value-type="string">
            <text:p>ESPACIO (bytes)</text:p>
          </table:table-cell>
          <table:table-cell table:style-name="ce8"/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B</text:p>
          </table:table-cell>
          <table:table-cell table:style-name="ce8" office:value-type="string" calcext:value-type="string">
            <text:p>P2</text:p>
          </table:table-cell>
          <table:table-cell table:style-name="ce15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(B)</text:p>
          </table:table-cell>
          <table:table-cell table:style-name="ce10" office:value-type="float" office:value="0.0289468" calcext:value-type="float">
            <text:p>0.02894680</text:p>
          </table:table-cell>
          <table:table-cell table:style-name="ce10" office:value-type="float" office:value="0.0164638" calcext:value-type="float">
            <text:p>0.01646380</text:p>
          </table:table-cell>
          <table:table-cell table:style-name="ce10" office:value-type="float" office:value="0.137689" calcext:value-type="float">
            <text:p>0.13768900</text:p>
          </table:table-cell>
          <table:table-cell table:style-name="ce10" office:value-type="float" office:value="0.331214" calcext:value-type="float">
            <text:p>0.33121400</text:p>
          </table:table-cell>
          <table:table-cell/>
        </table:table-row>
        <table:table-row table:style-name="ro1">
          <table:table-cell table:style-name="ce4"/>
          <table:table-cell table:style-name="ce9" office:value-type="float" office:value="638083632" calcext:value-type="float">
            <text:p>638083632</text:p>
          </table:table-cell>
          <table:table-cell table:style-name="ce7" office:value-type="string" calcext:value-type="string">
            <text:p>total (A+C+B)</text:p>
          </table:table-cell>
          <table:table-cell table:style-name="ce11" table:formula="of:=[.D$9]+[.D13]" office:value-type="float" office:value="0.057164642" calcext:value-type="float">
            <text:p>0.057164642</text:p>
          </table:table-cell>
          <table:table-cell table:style-name="ce11" table:formula="of:=[.E$9]+[.E13]" office:value-type="float" office:value="0.022558278" calcext:value-type="float">
            <text:p>0.022558278</text:p>
          </table:table-cell>
          <table:table-cell table:style-name="ce11" table:formula="of:=[.F$9]+[.F13]" office:value-type="float" office:value="0.141133816" calcext:value-type="float">
            <text:p>0.141133816</text:p>
          </table:table-cell>
          <table:table-cell table:style-name="ce16" table:formula="of:=[.G$9]+[.G13]" office:value-type="float" office:value="0.335642433" calcext:value-type="float">
            <text:p>0.33564243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EF.UNIF</text:p>
          </table:table-cell>
          <table:table-cell table:style-name="ce8" office:value-type="string" calcext:value-type="string">
            <text:p>ESPACIO (bytes)</text:p>
          </table:table-cell>
          <table:table-cell table:style-name="ce8"/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B</text:p>
          </table:table-cell>
          <table:table-cell table:style-name="ce8" office:value-type="string" calcext:value-type="string">
            <text:p>P2</text:p>
          </table:table-cell>
          <table:table-cell table:style-name="ce15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(B)</text:p>
          </table:table-cell>
          <table:table-cell table:style-name="ce10" office:value-type="float" office:value="0.0607221" calcext:value-type="float">
            <text:p>0.06072210</text:p>
          </table:table-cell>
          <table:table-cell table:style-name="ce10" office:value-type="float" office:value="0.0150864" calcext:value-type="float">
            <text:p>0.01508640</text:p>
          </table:table-cell>
          <table:table-cell table:style-name="ce10" office:value-type="float" office:value="0.142511" calcext:value-type="float">
            <text:p>0.14251100</text:p>
          </table:table-cell>
          <table:table-cell table:style-name="ce10" office:value-type="float" office:value="0.340415" calcext:value-type="float">
            <text:p>0.34041500</text:p>
          </table:table-cell>
          <table:table-cell/>
        </table:table-row>
        <table:table-row table:style-name="ro1">
          <table:table-cell table:style-name="ce4"/>
          <table:table-cell table:style-name="ce9" office:value-type="float" office:value="664917584" calcext:value-type="float">
            <text:p>664917584</text:p>
          </table:table-cell>
          <table:table-cell table:style-name="ce7" office:value-type="string" calcext:value-type="string">
            <text:p>total (A+C+B)</text:p>
          </table:table-cell>
          <table:table-cell table:style-name="ce11" table:formula="of:=[.D$9]+[.D17]" office:value-type="float" office:value="0.088939942" calcext:value-type="float">
            <text:p>0.088939942</text:p>
          </table:table-cell>
          <table:table-cell table:style-name="ce11" table:formula="of:=[.E$9]+[.E17]" office:value-type="float" office:value="0.021180878" calcext:value-type="float">
            <text:p>0.021180878</text:p>
          </table:table-cell>
          <table:table-cell table:style-name="ce11" table:formula="of:=[.F$9]+[.F17]" office:value-type="float" office:value="0.145955816" calcext:value-type="float">
            <text:p>0.145955816</text:p>
          </table:table-cell>
          <table:table-cell table:style-name="ce16" table:formula="of:=[.G$9]+[.G17]" office:value-type="float" office:value="0.344843433" calcext:value-type="float">
            <text:p>0.34484343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OPT-PFOR</text:p>
          </table:table-cell>
          <table:table-cell table:style-name="ce8" office:value-type="string" calcext:value-type="string">
            <text:p>ESPACIO (bytes)</text:p>
          </table:table-cell>
          <table:table-cell table:style-name="ce8"/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B</text:p>
          </table:table-cell>
          <table:table-cell table:style-name="ce8" office:value-type="string" calcext:value-type="string">
            <text:p>P2</text:p>
          </table:table-cell>
          <table:table-cell table:style-name="ce15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(B)</text:p>
          </table:table-cell>
          <table:table-cell table:style-name="ce10" office:value-type="float" office:value="0.014381" calcext:value-type="float">
            <text:p>0.01438100</text:p>
          </table:table-cell>
          <table:table-cell table:style-name="ce10" office:value-type="float" office:value="0.0090187" calcext:value-type="float">
            <text:p>0.00901870</text:p>
          </table:table-cell>
          <table:table-cell table:style-name="ce10" office:value-type="float" office:value="0.109659" calcext:value-type="float">
            <text:p>0.10965900</text:p>
          </table:table-cell>
          <table:table-cell table:style-name="ce10" office:value-type="float" office:value="0.256457" calcext:value-type="float">
            <text:p>0.25645700</text:p>
          </table:table-cell>
          <table:table-cell/>
        </table:table-row>
        <table:table-row table:style-name="ro1">
          <table:table-cell table:style-name="ce4"/>
          <table:table-cell table:style-name="ce9" office:value-type="float" office:value="620952206" calcext:value-type="float">
            <text:p>620952206</text:p>
          </table:table-cell>
          <table:table-cell table:style-name="ce7" office:value-type="string" calcext:value-type="string">
            <text:p>total (A+C+B)</text:p>
          </table:table-cell>
          <table:table-cell table:style-name="ce11" table:formula="of:=[.D$9]+[.D21]" office:value-type="float" office:value="0.042598842" calcext:value-type="float">
            <text:p>0.042598842</text:p>
          </table:table-cell>
          <table:table-cell table:style-name="ce11" table:formula="of:=[.E$9]+[.E21]" office:value-type="float" office:value="0.015113178" calcext:value-type="float">
            <text:p>0.015113178</text:p>
          </table:table-cell>
          <table:table-cell table:style-name="ce11" table:formula="of:=[.F$9]+[.F21]" office:value-type="float" office:value="0.113103816" calcext:value-type="float">
            <text:p>0.113103816</text:p>
          </table:table-cell>
          <table:table-cell table:style-name="ce16" table:formula="of:=[.G$9]+[.G21]" office:value-type="float" office:value="0.260885433" calcext:value-type="float">
            <text:p>0.26088543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VARINT</text:p>
          </table:table-cell>
          <table:table-cell table:style-name="ce8" office:value-type="string" calcext:value-type="string">
            <text:p>ESPACIO (bytes)</text:p>
          </table:table-cell>
          <table:table-cell table:style-name="ce8"/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B</text:p>
          </table:table-cell>
          <table:table-cell table:style-name="ce8" office:value-type="string" calcext:value-type="string">
            <text:p>P2</text:p>
          </table:table-cell>
          <table:table-cell table:style-name="ce15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(B)</text:p>
          </table:table-cell>
          <table:table-cell table:style-name="ce10" office:value-type="float" office:value="0.0128761" calcext:value-type="float">
            <text:p>0.01287610</text:p>
          </table:table-cell>
          <table:table-cell table:style-name="ce10" office:value-type="float" office:value="0.0067661" calcext:value-type="float">
            <text:p>0.00676610</text:p>
          </table:table-cell>
          <table:table-cell table:style-name="ce10" office:value-type="float" office:value="0.0750284" calcext:value-type="float">
            <text:p>0.07502840</text:p>
          </table:table-cell>
          <table:table-cell table:style-name="ce10" office:value-type="float" office:value="0.205118" calcext:value-type="float">
            <text:p>0.20511800</text:p>
          </table:table-cell>
          <table:table-cell/>
        </table:table-row>
        <table:table-row table:style-name="ro1">
          <table:table-cell table:style-name="ce4"/>
          <table:table-cell table:style-name="ce9" office:value-type="float" office:value="793299511" calcext:value-type="float">
            <text:p>793299511</text:p>
          </table:table-cell>
          <table:table-cell table:style-name="ce7" office:value-type="string" calcext:value-type="string">
            <text:p>total (A+C+B)</text:p>
          </table:table-cell>
          <table:table-cell table:style-name="ce11" table:formula="of:=[.D$9]+[.D25]" office:value-type="float" office:value="0.041093942" calcext:value-type="float">
            <text:p>0.041093942</text:p>
          </table:table-cell>
          <table:table-cell table:style-name="ce11" table:formula="of:=[.E$9]+[.E25]" office:value-type="float" office:value="0.012860578" calcext:value-type="float">
            <text:p>0.012860578</text:p>
          </table:table-cell>
          <table:table-cell table:style-name="ce11" table:formula="of:=[.F$9]+[.F25]" office:value-type="float" office:value="0.078473216" calcext:value-type="float">
            <text:p>0.078473216</text:p>
          </table:table-cell>
          <table:table-cell table:style-name="ce16" table:formula="of:=[.G$9]+[.G25]" office:value-type="float" office:value="0.209546433" calcext:value-type="float">
            <text:p>0.20954643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INTERPOLATIVE</text:p>
          </table:table-cell>
          <table:table-cell table:style-name="ce8" office:value-type="string" calcext:value-type="string">
            <text:p>ESPACIO (bytes)</text:p>
          </table:table-cell>
          <table:table-cell table:style-name="ce8"/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B</text:p>
          </table:table-cell>
          <table:table-cell table:style-name="ce8" office:value-type="string" calcext:value-type="string">
            <text:p>P2</text:p>
          </table:table-cell>
          <table:table-cell table:style-name="ce15" office:value-type="string" calcext:value-type="string">
            <text:p>P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empo(B)</text:p>
          </table:table-cell>
          <table:table-cell table:style-name="ce10" office:value-type="float" office:value="0.0338916" calcext:value-type="float">
            <text:p>0.03389160</text:p>
          </table:table-cell>
          <table:table-cell table:style-name="ce10" office:value-type="float" office:value="0.0357768" calcext:value-type="float">
            <text:p>0.03577680</text:p>
          </table:table-cell>
          <table:table-cell table:style-name="ce10" office:value-type="float" office:value="0.56112" calcext:value-type="float">
            <text:p>0.56112000</text:p>
          </table:table-cell>
          <table:table-cell table:style-name="ce10" office:value-type="float" office:value="1.38096" calcext:value-type="float">
            <text:p>1.38096000</text:p>
          </table:table-cell>
          <table:table-cell/>
        </table:table-row>
        <table:table-row table:style-name="ro1">
          <table:table-cell table:style-name="ce4"/>
          <table:table-cell table:style-name="ce9" office:value-type="float" office:value="623866892" calcext:value-type="float">
            <text:p>623866892</text:p>
          </table:table-cell>
          <table:table-cell table:style-name="ce7" office:value-type="string" calcext:value-type="string">
            <text:p>total (A+C+B)</text:p>
          </table:table-cell>
          <table:table-cell table:style-name="ce11" table:formula="of:=[.D$9]+[.D29]" office:value-type="float" office:value="0.062109442" calcext:value-type="float">
            <text:p>0.062109442</text:p>
          </table:table-cell>
          <table:table-cell table:style-name="ce11" table:formula="of:=[.E$9]+[.E29]" office:value-type="float" office:value="0.041871278" calcext:value-type="float">
            <text:p>0.041871278</text:p>
          </table:table-cell>
          <table:table-cell table:style-name="ce11" table:formula="of:=[.F$9]+[.F29]" office:value-type="float" office:value="0.564564816" calcext:value-type="float">
            <text:p>0.564564816</text:p>
          </table:table-cell>
          <table:table-cell table:style-name="ce16" table:formula="of:=[.G$9]+[.G29]" office:value-type="float" office:value="1.385388433" calcext:value-type="float">
            <text:p>1.385388433</text:p>
          </table:table-cell>
          <table:table-cell/>
        </table:table-row>
      </table:table>
      <table:table table:name="PORTAT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24"/>
          <table:table-cell table:style-name="ce24" office:value-type="string" calcext:value-type="string">
            <text:p>You have to input values in “Yellow cells”... The other are computed values</text:p>
          </table:table-cell>
          <table:table-cell table:style-name="ce24" table:number-columns-repeated="5"/>
          <table:table-cell/>
        </table:table-row>
        <table:table-row table:style-name="ro1">
          <table:table-cell table:style-name="ce24" office:value-type="string" calcext:value-type="string">
            <text:p>Times</text:p>
          </table:table-cell>
          <table:table-cell table:style-name="ce24" table:number-columns-repeated="6"/>
          <table:table-cell/>
        </table:table-row>
        <table:table-row table:style-name="ro1">
          <table:table-cell table:style-name="ce24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PARSING</text:p>
          </table:table-cell>
          <table:table-cell table:style-name="ce24" table:number-columns-repeated="4"/>
          <table:table-cell/>
        </table:table-row>
        <table:table-row table:style-name="ro1">
          <table:table-cell table:style-name="ce24"/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EXTRACT/INTERSECT</text:p>
          </table:table-cell>
          <table:table-cell table:style-name="ce24" table:number-columns-repeated="4"/>
          <table:table-cell/>
        </table:table-row>
        <table:table-row table:style-name="ro1">
          <table:table-cell table:style-name="ce24"/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MERGE_OCCS_TO_DOC-POS</text:p>
          </table:table-cell>
          <table:table-cell table:style-name="ce24" table:number-columns-repeated="4"/>
          <table:table-cell/>
        </table:table-row>
        <table:table-row table:style-name="ro1">
          <table:table-cell table:style-name="ce24"/>
          <table:table-cell table:style-name="ce24" office:value-type="string" calcext:value-type="string">
            <text:p>TOTAL</text:p>
          </table:table-cell>
          <table:table-cell table:style-name="ce24" office:value-type="string" calcext:value-type="string">
            <text:p>FIXED (A+C)-in.our.code <text:s text:c="3"/>+ <text:s text:c="5"/>(B) en code from EF-POS [OV2014]</text:p>
          </table:table-cell>
          <table:table-cell table:style-name="ce24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3">
          <table:table-cell table:style-name="ce40" office:value-type="string" calcext:value-type="string">
            <text:p>TIMES obtained with <text:s/>“2.1.aaa.EliasFano.PartialMeasurement/goSearch.sh”</text:p>
          </table:table-cell>
          <table:table-cell table:style-name="ce42" table:number-columns-repeated="6"/>
          <table:table-cell office:value-type="string" calcext:value-type="string">
            <text:p>Times in micros/occ</text:p>
          </table:table-cell>
        </table:table-row>
        <table:table-row table:style-name="ro1">
          <table:table-cell table:style-name="ce25"/>
          <table:table-cell table:style-name="ce29" table:number-columns-repeated="2"/>
          <table:table-cell table:style-name="ce29" office:value-type="string" calcext:value-type="string">
            <text:p>WA</text:p>
          </table:table-cell>
          <table:table-cell table:style-name="ce29" office:value-type="string" calcext:value-type="string">
            <text:p>WB</text:p>
          </table:table-cell>
          <table:table-cell table:style-name="ce29" office:value-type="string" calcext:value-type="string">
            <text:p>P2</text:p>
          </table:table-cell>
          <table:table-cell table:style-name="ce35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occs</text:p>
          </table:table-cell>
          <table:table-cell table:style-name="ce48" office:value-type="float" office:value="99228" calcext:value-type="float">
            <text:p>99228</text:p>
          </table:table-cell>
          <table:table-cell table:style-name="ce48" office:value-type="float" office:value="5701883" calcext:value-type="float">
            <text:p>5701883</text:p>
          </table:table-cell>
          <table:table-cell table:style-name="ce48" office:value-type="float" office:value="31932037" calcext:value-type="float">
            <text:p>31932037</text:p>
          </table:table-cell>
          <table:table-cell table:style-name="ce50" office:value-type="float" office:value="9032540" calcext:value-type="float">
            <text:p>9032540</text:p>
          </table:table-cell>
          <table:table-cell office:value-type="string" calcext:value-type="string">
            <text:p>← put here the number of occs <text:s/>[column usec/occ]</text:p>
          </table:table-cell>
        </table:table-row>
        <table:table-row table:style-name="ro1">
          <table:table-cell table:style-name="ce26" office:value-type="string" calcext:value-type="string">
            <text:p>fixed (A+C) times:</text:p>
          </table:table-cell>
          <table:table-cell table:number-columns-repeated="2"/>
          <table:table-cell table:style-name="ce33" office:value-type="float" office:value="0.028217842" calcext:value-type="float">
            <text:p>0.02821784</text:p>
          </table:table-cell>
          <table:table-cell table:style-name="ce33" office:value-type="float" office:value="0.006094478" calcext:value-type="float">
            <text:p>0.00609448</text:p>
          </table:table-cell>
          <table:table-cell table:style-name="ce33" office:value-type="float" office:value="0.003444816" calcext:value-type="float">
            <text:p>0.00344482</text:p>
          </table:table-cell>
          <table:table-cell table:style-name="ce33" office:value-type="float" office:value="0.004428433" calcext:value-type="float">
            <text:p>0.00442843</text:p>
          </table:table-cell>
          <table:table-cell office:value-type="string" calcext:value-type="string">
            <text:p>← put here the time/occ from files in “2.1.aaa.EliasFano.PartialMeasurement” corresponding to:</text:p>
          </table:table-cell>
        </table:table-row>
        <table:table-row table:style-name="ro1">
          <table:table-cell table:style-name="ce27"/>
          <table:table-cell table:style-name="ce30" table:number-columns-repeated="2"/>
          <table:table-cell table:style-name="ce30" office:value-type="string" calcext:value-type="string">
            <text:p>E_Wa.2.1.vbyte.dat</text:p>
          </table:table-cell>
          <table:table-cell table:style-name="ce30" office:value-type="string" calcext:value-type="string">
            <text:p>E_Wb.2.1.vbyte.dat</text:p>
          </table:table-cell>
          <table:table-cell table:style-name="ce30" office:value-type="string" calcext:value-type="string">
            <text:p>N_p2.2.1.vbyte.dat</text:p>
          </table:table-cell>
          <table:table-cell table:style-name="ce37" office:value-type="string" calcext:value-type="string">
            <text:p>N_p5.2.1.vbyte.da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style-name="ce40" office:value-type="string" calcext:value-type="string">
            <text:p>TIMES-and-SPACE obtained with <text:s/>“partitioned.EF.pos/go2gblog.sh.sh”</text:p>
          </table:table-cell>
          <table:table-cell table:style-name="ce42" table:number-columns-repeated="6"/>
          <table:table-cell/>
        </table:table-row>
        <table:table-row table:style-name="ro1">
          <table:table-cell table:style-name="ce28" office:value-type="string" calcext:value-type="string">
            <text:p>EF.OPT</text:p>
          </table:table-cell>
          <table:table-cell table:style-name="ce31" office:value-type="string" calcext:value-type="string">
            <text:p>SPACE(bytes)</text:p>
          </table:table-cell>
          <table:table-cell table:style-name="ce31"/>
          <table:table-cell table:style-name="ce31" office:value-type="string" calcext:value-type="string">
            <text:p>WA</text:p>
          </table:table-cell>
          <table:table-cell table:style-name="ce31" office:value-type="string" calcext:value-type="string">
            <text:p>WB</text:p>
          </table:table-cell>
          <table:table-cell table:style-name="ce31" office:value-type="string" calcext:value-type="string">
            <text:p>P2</text:p>
          </table:table-cell>
          <table:table-cell table:style-name="ce38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time(B)</text:p>
          </table:table-cell>
          <table:table-cell table:style-name="ce33" office:value-type="float" office:value="0.0213011" calcext:value-type="float">
            <text:p>0.02130110</text:p>
          </table:table-cell>
          <table:table-cell table:style-name="ce33" office:value-type="float" office:value="0.0120015" calcext:value-type="float">
            <text:p>0.01200150</text:p>
          </table:table-cell>
          <table:table-cell table:style-name="ce33" office:value-type="float" office:value="0.0960464" calcext:value-type="float">
            <text:p>0.09604640</text:p>
          </table:table-cell>
          <table:table-cell table:style-name="ce33" office:value-type="float" office:value="0.230456" calcext:value-type="float">
            <text:p>0.23045600</text:p>
          </table:table-cell>
          <table:table-cell office:value-type="string" calcext:value-type="string">
            <text:p>Put in this file the times reported by go2gblog.sh</text:p>
          </table:table-cell>
        </table:table-row>
        <table:table-row table:style-name="ro1">
          <table:table-cell table:style-name="ce27"/>
          <table:table-cell table:style-name="ce32" office:value-type="float" office:value="638083632" calcext:value-type="float">
            <text:p>638083632</text:p>
          </table:table-cell>
          <table:table-cell table:style-name="ce30" office:value-type="string" calcext:value-type="string">
            <text:p>total (A+C+B)</text:p>
          </table:table-cell>
          <table:table-cell table:style-name="ce34" table:formula="of:=[.D$11]+[.D16]" office:value-type="float" office:value="0.049518942" calcext:value-type="float">
            <text:p>0.049518942</text:p>
          </table:table-cell>
          <table:table-cell table:style-name="ce34" table:formula="of:=[.E$11]+[.E16]" office:value-type="float" office:value="0.018095978" calcext:value-type="float">
            <text:p>0.018095978</text:p>
          </table:table-cell>
          <table:table-cell table:style-name="ce34" table:formula="of:=[.F$11]+[.F16]" office:value-type="float" office:value="0.099491216" calcext:value-type="float">
            <text:p>0.099491216</text:p>
          </table:table-cell>
          <table:table-cell table:style-name="ce39" table:formula="of:=[.G$11]+[.G16]" office:value-type="float" office:value="0.234884433" calcext:value-type="float">
            <text:p>0.2348844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EF.UNIF</text:p>
          </table:table-cell>
          <table:table-cell table:style-name="ce31" office:value-type="string" calcext:value-type="string">
            <text:p>ESPACIO (bytes)</text:p>
          </table:table-cell>
          <table:table-cell table:style-name="ce31"/>
          <table:table-cell table:style-name="ce31" office:value-type="string" calcext:value-type="string">
            <text:p>WA</text:p>
          </table:table-cell>
          <table:table-cell table:style-name="ce31" office:value-type="string" calcext:value-type="string">
            <text:p>WB</text:p>
          </table:table-cell>
          <table:table-cell table:style-name="ce31" office:value-type="string" calcext:value-type="string">
            <text:p>P2</text:p>
          </table:table-cell>
          <table:table-cell table:style-name="ce38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time(B)</text:p>
          </table:table-cell>
          <table:table-cell table:style-name="ce33" office:value-type="float" office:value="0.0189631" calcext:value-type="float">
            <text:p>0.01896310</text:p>
          </table:table-cell>
          <table:table-cell table:style-name="ce33" office:value-type="float" office:value="0.0120063" calcext:value-type="float">
            <text:p>0.01200630</text:p>
          </table:table-cell>
          <table:table-cell table:style-name="ce33" office:value-type="float" office:value="0.099537" calcext:value-type="float">
            <text:p>0.09953700</text:p>
          </table:table-cell>
          <table:table-cell table:style-name="ce33" office:value-type="float" office:value="0.23807" calcext:value-type="float">
            <text:p>0.23807000</text:p>
          </table:table-cell>
          <table:table-cell office:value-type="string" calcext:value-type="string">
            <text:p>Put in this file the times reported by go2gblog.sh</text:p>
          </table:table-cell>
        </table:table-row>
        <table:table-row table:style-name="ro1">
          <table:table-cell table:style-name="ce27"/>
          <table:table-cell table:style-name="ce32" office:value-type="float" office:value="664917584" calcext:value-type="float">
            <text:p>664917584</text:p>
          </table:table-cell>
          <table:table-cell table:style-name="ce30" office:value-type="string" calcext:value-type="string">
            <text:p>total (A+C+B)</text:p>
          </table:table-cell>
          <table:table-cell table:style-name="ce34" table:formula="of:=[.D$11]+[.D20]" office:value-type="float" office:value="0.047180942" calcext:value-type="float">
            <text:p>0.047180942</text:p>
          </table:table-cell>
          <table:table-cell table:style-name="ce34" table:formula="of:=[.E$11]+[.E20]" office:value-type="float" office:value="0.018100778" calcext:value-type="float">
            <text:p>0.018100778</text:p>
          </table:table-cell>
          <table:table-cell table:style-name="ce34" table:formula="of:=[.F$11]+[.F20]" office:value-type="float" office:value="0.102981816" calcext:value-type="float">
            <text:p>0.102981816</text:p>
          </table:table-cell>
          <table:table-cell table:style-name="ce39" table:formula="of:=[.G$11]+[.G20]" office:value-type="float" office:value="0.242498433" calcext:value-type="float">
            <text:p>0.2424984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OPT-PFOR</text:p>
          </table:table-cell>
          <table:table-cell table:style-name="ce31" office:value-type="string" calcext:value-type="string">
            <text:p>ESPACIO (bytes)</text:p>
          </table:table-cell>
          <table:table-cell table:style-name="ce31"/>
          <table:table-cell table:style-name="ce31" office:value-type="string" calcext:value-type="string">
            <text:p>WA</text:p>
          </table:table-cell>
          <table:table-cell table:style-name="ce31" office:value-type="string" calcext:value-type="string">
            <text:p>WB</text:p>
          </table:table-cell>
          <table:table-cell table:style-name="ce31" office:value-type="string" calcext:value-type="string">
            <text:p>P2</text:p>
          </table:table-cell>
          <table:table-cell table:style-name="ce38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time(B)</text:p>
          </table:table-cell>
          <table:table-cell table:style-name="ce33" office:value-type="float" office:value="0.0108034" calcext:value-type="float">
            <text:p>0.01080340</text:p>
          </table:table-cell>
          <table:table-cell table:style-name="ce33" office:value-type="float" office:value="0.00583889" calcext:value-type="float">
            <text:p>0.00583889</text:p>
          </table:table-cell>
          <table:table-cell table:style-name="ce33" office:value-type="float" office:value="0.0821832" calcext:value-type="float">
            <text:p>0.08218320</text:p>
          </table:table-cell>
          <table:table-cell table:style-name="ce33" office:value-type="float" office:value="0.18761" calcext:value-type="float">
            <text:p>0.18761000</text:p>
          </table:table-cell>
          <table:table-cell table:style-name="ce52" office:value-type="string" calcext:value-type="string">
            <text:p>Put in this file the times reported by go2gblog.sh</text:p>
          </table:table-cell>
        </table:table-row>
        <table:table-row table:style-name="ro1">
          <table:table-cell table:style-name="ce27"/>
          <table:table-cell table:style-name="ce32" office:value-type="float" office:value="620952206" calcext:value-type="float">
            <text:p>620952206</text:p>
          </table:table-cell>
          <table:table-cell table:style-name="ce30" office:value-type="string" calcext:value-type="string">
            <text:p>total (A+C+B)</text:p>
          </table:table-cell>
          <table:table-cell table:style-name="ce34" table:formula="of:=[.D$11]+[.D24]" office:value-type="float" office:value="0.039021242" calcext:value-type="float">
            <text:p>0.039021242</text:p>
          </table:table-cell>
          <table:table-cell table:style-name="ce34" table:formula="of:=[.E$11]+[.E24]" office:value-type="float" office:value="0.011933368" calcext:value-type="float">
            <text:p>0.011933368</text:p>
          </table:table-cell>
          <table:table-cell table:style-name="ce34" table:formula="of:=[.F$11]+[.F24]" office:value-type="float" office:value="0.085628016" calcext:value-type="float">
            <text:p>0.085628016</text:p>
          </table:table-cell>
          <table:table-cell table:style-name="ce39" table:formula="of:=[.G$11]+[.G24]" office:value-type="float" office:value="0.192038433" calcext:value-type="float">
            <text:p>0.1920384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VARINT</text:p>
          </table:table-cell>
          <table:table-cell table:style-name="ce31" office:value-type="string" calcext:value-type="string">
            <text:p>ESPACIO (bytes)</text:p>
          </table:table-cell>
          <table:table-cell table:style-name="ce31"/>
          <table:table-cell table:style-name="ce31" office:value-type="string" calcext:value-type="string">
            <text:p>WA</text:p>
          </table:table-cell>
          <table:table-cell table:style-name="ce31" office:value-type="string" calcext:value-type="string">
            <text:p>WB</text:p>
          </table:table-cell>
          <table:table-cell table:style-name="ce31" office:value-type="string" calcext:value-type="string">
            <text:p>P2</text:p>
          </table:table-cell>
          <table:table-cell table:style-name="ce38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time(B)</text:p>
          </table:table-cell>
          <table:table-cell table:style-name="ce33" office:value-type="float" office:value="0.00930181" calcext:value-type="float">
            <text:p>0.00930181</text:p>
          </table:table-cell>
          <table:table-cell table:style-name="ce33" office:value-type="float" office:value="0.00470669" calcext:value-type="float">
            <text:p>0.00470669</text:p>
          </table:table-cell>
          <table:table-cell table:style-name="ce33" office:value-type="float" office:value="0.0593001" calcext:value-type="float">
            <text:p>0.05930010</text:p>
          </table:table-cell>
          <table:table-cell table:style-name="ce33" office:value-type="float" office:value="0.123688" calcext:value-type="float">
            <text:p>0.12368800</text:p>
          </table:table-cell>
          <table:table-cell office:value-type="string" calcext:value-type="string">
            <text:p>Put in this file the times reported by go2gblog.sh</text:p>
          </table:table-cell>
        </table:table-row>
        <table:table-row table:style-name="ro1">
          <table:table-cell table:style-name="ce27"/>
          <table:table-cell table:style-name="ce32" office:value-type="float" office:value="793299511" calcext:value-type="float">
            <text:p>793299511</text:p>
          </table:table-cell>
          <table:table-cell table:style-name="ce30" office:value-type="string" calcext:value-type="string">
            <text:p>total (A+C+B)</text:p>
          </table:table-cell>
          <table:table-cell table:style-name="ce34" table:formula="of:=[.D$11]+[.D28]" office:value-type="float" office:value="0.037519652" calcext:value-type="float">
            <text:p>0.037519652</text:p>
          </table:table-cell>
          <table:table-cell table:style-name="ce34" table:formula="of:=[.E$11]+[.E28]" office:value-type="float" office:value="0.010801168" calcext:value-type="float">
            <text:p>0.010801168</text:p>
          </table:table-cell>
          <table:table-cell table:style-name="ce34" table:formula="of:=[.F$11]+[.F28]" office:value-type="float" office:value="0.062744916" calcext:value-type="float">
            <text:p>0.062744916</text:p>
          </table:table-cell>
          <table:table-cell table:style-name="ce39" table:formula="of:=[.G$11]+[.G28]" office:value-type="float" office:value="0.128116433" calcext:value-type="float">
            <text:p>0.1281164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INTERPOLATIVE</text:p>
          </table:table-cell>
          <table:table-cell table:style-name="ce31" office:value-type="string" calcext:value-type="string">
            <text:p>ESPACIO (bytes)</text:p>
          </table:table-cell>
          <table:table-cell table:style-name="ce31"/>
          <table:table-cell table:style-name="ce31" office:value-type="string" calcext:value-type="string">
            <text:p>WA</text:p>
          </table:table-cell>
          <table:table-cell table:style-name="ce31" office:value-type="string" calcext:value-type="string">
            <text:p>WB</text:p>
          </table:table-cell>
          <table:table-cell table:style-name="ce31" office:value-type="string" calcext:value-type="string">
            <text:p>P2</text:p>
          </table:table-cell>
          <table:table-cell table:style-name="ce38" office:value-type="string" calcext:value-type="string">
            <text:p>P5</text:p>
          </table:table-cell>
          <table:table-cell/>
        </table:table-row>
        <table:table-row table:style-name="ro1">
          <table:table-cell table:style-name="ce26"/>
          <table:table-cell/>
          <table:table-cell office:value-type="string" calcext:value-type="string">
            <text:p>time(B)</text:p>
          </table:table-cell>
          <table:table-cell table:style-name="ce33" office:value-type="float" office:value="0.0226751" calcext:value-type="float">
            <text:p>0.02267510</text:p>
          </table:table-cell>
          <table:table-cell table:style-name="ce33" office:value-type="float" office:value="0.0182509" calcext:value-type="float">
            <text:p>0.01825090</text:p>
          </table:table-cell>
          <table:table-cell table:style-name="ce33" office:value-type="float" office:value="0.363939" calcext:value-type="float">
            <text:p>0.36393900</text:p>
          </table:table-cell>
          <table:table-cell table:style-name="ce33" office:value-type="float" office:value="0.881427" calcext:value-type="float">
            <text:p>0.88142700</text:p>
          </table:table-cell>
          <table:table-cell office:value-type="string" calcext:value-type="string">
            <text:p>Put in this file the times reported by go2gblog.sh</text:p>
          </table:table-cell>
        </table:table-row>
        <table:table-row table:style-name="ro1">
          <table:table-cell table:style-name="ce27"/>
          <table:table-cell table:style-name="ce32" office:value-type="float" office:value="623866892" calcext:value-type="float">
            <text:p>623866892</text:p>
          </table:table-cell>
          <table:table-cell table:style-name="ce30" office:value-type="string" calcext:value-type="string">
            <text:p>total (A+C+B)</text:p>
          </table:table-cell>
          <table:table-cell table:style-name="ce34" table:formula="of:=[.D$11]+[.D32]" office:value-type="float" office:value="0.050892942" calcext:value-type="float">
            <text:p>0.050892942</text:p>
          </table:table-cell>
          <table:table-cell table:style-name="ce34" table:formula="of:=[.E$11]+[.E32]" office:value-type="float" office:value="0.024345378" calcext:value-type="float">
            <text:p>0.024345378</text:p>
          </table:table-cell>
          <table:table-cell table:style-name="ce34" table:formula="of:=[.F$11]+[.F32]" office:value-type="float" office:value="0.367383816" calcext:value-type="float">
            <text:p>0.367383816</text:p>
          </table:table-cell>
          <table:table-cell table:style-name="ce39" table:formula="of:=[.G$11]+[.G32]" office:value-type="float" office:value="0.885855433" calcext:value-type="float">
            <text:p>0.88585543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1" table:number-columns-repeated="7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results</text:p>
          </table:table-cell>
          <table:table-cell table:style-name="ce43"/>
          <table:table-cell table:style-name="ce45" office:value-type="string" calcext:value-type="string">
            <text:p>SPACE(bytes)</text:p>
          </table:table-cell>
          <table:table-cell table:style-name="ce49" office:value-type="string" calcext:value-type="string">
            <text:p>WA (usec/occ)</text:p>
          </table:table-cell>
          <table:table-cell table:style-name="ce49" office:value-type="string" calcext:value-type="string">
            <text:p>WB (usec/occ)</text:p>
          </table:table-cell>
          <table:table-cell table:style-name="ce49" office:value-type="string" calcext:value-type="string">
            <text:p>P2 (usec/occ)</text:p>
          </table:table-cell>
          <table:table-cell table:style-name="ce51" office:value-type="string" calcext:value-type="string">
            <text:p>P5 (usec/occ)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EF.OPT</text:p>
          </table:table-cell>
          <table:table-cell table:style-name="ce46" table:formula="of:=[.B17]" office:value-type="float" office:value="638083632" calcext:value-type="float">
            <text:p>638083632</text:p>
          </table:table-cell>
          <table:table-cell table:formula="of:=[.D17]" office:value-type="float" office:value="0.049518942" calcext:value-type="float">
            <text:p>0.049518942</text:p>
          </table:table-cell>
          <table:table-cell table:formula="of:=[.E17]" office:value-type="float" office:value="0.018095978" calcext:value-type="float">
            <text:p>0.018095978</text:p>
          </table:table-cell>
          <table:table-cell table:formula="of:=[.F17]" office:value-type="float" office:value="0.099491216" calcext:value-type="float">
            <text:p>0.099491216</text:p>
          </table:table-cell>
          <table:table-cell table:style-name="ce36" table:formula="of:=[.G17]" office:value-type="float" office:value="0.234884433" calcext:value-type="float">
            <text:p>0.234884433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EF.UNIF</text:p>
          </table:table-cell>
          <table:table-cell table:style-name="ce46" table:formula="of:=[.B21]" office:value-type="float" office:value="664917584" calcext:value-type="float">
            <text:p>664917584</text:p>
          </table:table-cell>
          <table:table-cell table:formula="of:=[.D21]" office:value-type="float" office:value="0.047180942" calcext:value-type="float">
            <text:p>0.047180942</text:p>
          </table:table-cell>
          <table:table-cell table:formula="of:=[.E21]" office:value-type="float" office:value="0.018100778" calcext:value-type="float">
            <text:p>0.018100778</text:p>
          </table:table-cell>
          <table:table-cell table:formula="of:=[.F21]" office:value-type="float" office:value="0.102981816" calcext:value-type="float">
            <text:p>0.102981816</text:p>
          </table:table-cell>
          <table:table-cell table:style-name="ce36" table:formula="of:=[.G21]" office:value-type="float" office:value="0.242498433" calcext:value-type="float">
            <text:p>0.242498433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OPT-PFOR</text:p>
          </table:table-cell>
          <table:table-cell table:style-name="ce46" table:formula="of:=[.B25]" office:value-type="float" office:value="620952206" calcext:value-type="float">
            <text:p>620952206</text:p>
          </table:table-cell>
          <table:table-cell table:formula="of:=[.D25]" office:value-type="float" office:value="0.039021242" calcext:value-type="float">
            <text:p>0.039021242</text:p>
          </table:table-cell>
          <table:table-cell table:formula="of:=[.E25]" office:value-type="float" office:value="0.011933368" calcext:value-type="float">
            <text:p>0.011933368</text:p>
          </table:table-cell>
          <table:table-cell table:formula="of:=[.F25]" office:value-type="float" office:value="0.085628016" calcext:value-type="float">
            <text:p>0.085628016</text:p>
          </table:table-cell>
          <table:table-cell table:style-name="ce36" table:formula="of:=[.G25]" office:value-type="float" office:value="0.192038433" calcext:value-type="float">
            <text:p>0.192038433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VARINT</text:p>
          </table:table-cell>
          <table:table-cell table:style-name="ce46" table:formula="of:=[.B29]" office:value-type="float" office:value="793299511" calcext:value-type="float">
            <text:p>793299511</text:p>
          </table:table-cell>
          <table:table-cell table:formula="of:=[.D29]" office:value-type="float" office:value="0.037519652" calcext:value-type="float">
            <text:p>0.037519652</text:p>
          </table:table-cell>
          <table:table-cell table:formula="of:=[.E29]" office:value-type="float" office:value="0.010801168" calcext:value-type="float">
            <text:p>0.010801168</text:p>
          </table:table-cell>
          <table:table-cell table:formula="of:=[.F29]" office:value-type="float" office:value="0.062744916" calcext:value-type="float">
            <text:p>0.062744916</text:p>
          </table:table-cell>
          <table:table-cell table:style-name="ce36" table:formula="of:=[.G29]" office:value-type="float" office:value="0.128116433" calcext:value-type="float">
            <text:p>0.128116433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INTERPOLATIVE</text:p>
          </table:table-cell>
          <table:table-cell table:style-name="ce47" table:formula="of:=[.B33]" office:value-type="float" office:value="623866892" calcext:value-type="float">
            <text:p>623866892</text:p>
          </table:table-cell>
          <table:table-cell table:style-name="ce30" table:formula="of:=[.D33]" office:value-type="float" office:value="0.050892942" calcext:value-type="float">
            <text:p>0.050892942</text:p>
          </table:table-cell>
          <table:table-cell table:style-name="ce30" table:formula="of:=[.E33]" office:value-type="float" office:value="0.024345378" calcext:value-type="float">
            <text:p>0.024345378</text:p>
          </table:table-cell>
          <table:table-cell table:style-name="ce30" table:formula="of:=[.F33]" office:value-type="float" office:value="0.367383816" calcext:value-type="float">
            <text:p>0.367383816</text:p>
          </table:table-cell>
          <table:table-cell table:style-name="ce37" table:formula="of:=[.G33]" office:value-type="float" office:value="0.885855433" calcext:value-type="float">
            <text:p>0.8858554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number-style style:name="N125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01:10.0041029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8:01:57.719087514</meta:creation-date>
    <dc:date>2016-04-07T12:17:58.425022097</dc:date>
    <meta:editing-duration>PT26M26S</meta:editing-duration>
    <meta:editing-cycles>14</meta:editing-cycles>
    <meta:generator>LibreOffice/4.2.8.2$Linux_X86_64 LibreOffice_project/420m0$Build-2</meta:generator>
    <meta:document-statistic meta:table-count="2" meta:cell-count="271" meta:object-count="0"/>
  </office:meta>
</office:document-meta>
</file>